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002cm" fo:margin-left="0.139cm" fo:margin-top="0cm" fo:margin-bottom="0cm" table:align="left" style:writing-mode="page"/>
    </style:style>
    <style:style style:name="Table1.A" style:family="table-column">
      <style:table-column-properties style:column-width="4.752cm"/>
    </style:style>
    <style:style style:name="Table1.B" style:family="table-column">
      <style:table-column-properties style:column-width="3.748cm"/>
    </style:style>
    <style:style style:name="Table1.C" style:family="table-column">
      <style:table-column-properties style:column-width="7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123cm" fo:padding-right="0.123cm" fo:padding-top="0cm" fo:padding-bottom="0cm" fo:border="1pt solid #000000">
        <style:background-image/>
      </style:table-cell-properties>
    </style:style>
    <style:style style:name="Table1.A2" style:family="table-cell">
      <style:table-cell-properties fo:padding-left="0.123cm" fo:padding-right="0.123cm" fo:padding-top="0cm" fo:padding-bottom="0cm" fo:border="1pt solid #000000"/>
    </style:style>
    <style:style style:name="Table1.B2" style:family="table-cell">
      <style:table-cell-properties fo:padding-left="0.123cm" fo:padding-right="0.123cm" fo:padding-top="0cm" fo:padding-bottom="0cm" fo:border="1pt solid #000000"/>
    </style:style>
    <style:style style:name="Table1.C2" style:family="table-cell">
      <style:table-cell-properties fo:padding-left="0.123cm" fo:padding-right="0.123cm" fo:padding-top="0cm" fo:padding-bottom="0cm" fo:border="1pt solid #000000"/>
    </style:style>
    <style:style style:name="Table2" style:family="table">
      <style:table-properties style:width="15.002cm" fo:margin-left="1.45cm" fo:margin-top="0cm" fo:margin-bottom="0cm" table:align="left" style:writing-mode="page"/>
    </style:style>
    <style:style style:name="Table2.A" style:family="table-column">
      <style:table-column-properties style:column-width="2.249cm"/>
    </style:style>
    <style:style style:name="Table2.B" style:family="table-column">
      <style:table-column-properties style:column-width="3.251cm"/>
    </style:style>
    <style:style style:name="Table2.C" style:family="table-column">
      <style:table-column-properties style:column-width="3.501cm"/>
    </style:style>
    <style:style style:name="Table2.E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2" style:family="table-cell">
      <style:table-cell-properties fo:background-color="#7f7f7f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5.503cm" fo:margin-left="1.45cm" fo:margin-top="0cm" fo:margin-bottom="0cm" table:align="left" style:writing-mode="page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2.473cm"/>
    </style:style>
    <style:style style:name="Table3.D" style:family="table-column">
      <style:table-column-properties style:column-width="2.399cm"/>
    </style:style>
    <style:style style:name="Table3.E" style:family="table-column">
      <style:table-column-properties style:column-width="2.228cm"/>
    </style:style>
    <style:style style:name="Table3.G" style:family="table-column">
      <style:table-column-properties style:column-width="1.79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" style:family="table-cell">
      <style:table-cell-properties fo:padding-left="0.191cm" fo:padding-right="0.191cm" fo:padding-top="0cm" fo:padding-bottom="0cm" fo:border="0.5pt solid #000000"/>
    </style:style>
    <style:style style:name="Table3.G1" style:family="table-cell">
      <style:table-cell-properties fo:padding-left="0.191cm" fo:padding-right="0.191cm" fo:padding-top="0cm" fo:padding-bottom="0cm" fo:border="0.5pt solid #000000"/>
    </style:style>
    <style:style style:name="Table3.C2" style:family="table-cell">
      <style:table-cell-properties fo:background-color="#7f7f7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Heading_20_3">
      <style:paragraph-properties fo:orphans="0" fo:widows="0"/>
    </style:style>
    <style:style style:name="P3" style:family="paragraph" style:parent-style-name="List_20_Paragraph" style:list-style-name="WWNum18"/>
    <style:style style:name="P4" style:family="paragraph" style:parent-style-name="List_20_Paragraph" style:list-style-name="WWNum21"/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language="en" fo:country="GB"/>
    </style:style>
    <style:style style:name="P7" style:family="paragraph" style:parent-style-name="Standard" style:list-style-name="WWNum18"/>
    <style:style style:name="P8" style:family="paragraph" style:parent-style-name="Standard" style:list-style-name="WWNum21"/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orphans="0" fo:widows="0"/>
      <style:text-properties fo:color="#ff0000" loext:opacity="100%"/>
    </style:style>
    <style:style style:name="P11" style:family="paragraph" style:parent-style-name="Standard">
      <style:paragraph-properties fo:orphans="0" fo:widows="0"/>
      <style:text-properties fo:color="#ff0000" loext:opacity="100%" officeooo:rsid="0018f92b" officeooo:paragraph-rsid="0018f92b"/>
    </style:style>
    <style:style style:name="P12" style:family="paragraph" style:parent-style-name="Standard">
      <style:paragraph-properties fo:orphans="0" fo:widows="0"/>
      <style:text-properties officeooo:rsid="0016657c" officeooo:paragraph-rsid="0016657c"/>
    </style:style>
    <style:style style:name="P13" style:family="paragraph" style:parent-style-name="Standard" style:list-style-name="WWNum21">
      <style:text-properties officeooo:rsid="0016657c" officeooo:paragraph-rsid="0016657c"/>
    </style:style>
    <style:style style:name="P14" style:family="paragraph" style:parent-style-name="Standard">
      <style:paragraph-properties fo:orphans="0" fo:widows="0"/>
      <style:text-properties officeooo:rsid="0018f92b" officeooo:paragraph-rsid="0018f92b"/>
    </style:style>
    <style:style style:name="P15" style:family="paragraph" style:parent-style-name="Standard">
      <style:paragraph-properties fo:orphans="0" fo:widows="0"/>
      <style:text-properties officeooo:rsid="0019dd17" officeooo:paragraph-rsid="0019dd17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GB"/>
    </style:style>
    <style:style style:name="T3" style:family="text">
      <style:text-properties style:text-position="sub 58%" fo:letter-spacing="-0.005cm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fo:letter-spacing="-0.005cm"/>
    </style:style>
    <style:style style:name="T7" style:family="text">
      <style:text-properties style:font-name="Times New Roman" fo:font-size="11pt" style:font-size-asian="11pt" style:font-name-complex="Times New Roman1" style:font-size-complex="11pt"/>
    </style:style>
    <style:style style:name="T8" style:family="text">
      <style:text-properties fo:language="en" fo:country="GB"/>
    </style:style>
    <style:style style:name="T9" style:family="text">
      <style:text-properties fo:font-weight="bold" style:font-weight-asian="bold"/>
    </style:style>
    <style:style style:name="T10" style:family="text">
      <style:text-properties fo:letter-spacing="-0.005cm"/>
    </style:style>
    <style:style style:name="T11" style:family="text">
      <style:text-properties fo:letter-spacing="-0.005cm" fo:font-weight="bold" style:font-weight-asian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ff0000" loext:opacity="100%"/>
    </style:style>
    <style:style style:name="T15" style:family="text">
      <style:text-properties officeooo:rsid="0016657c"/>
    </style:style>
    <style:style style:name="T16" style:family="text">
      <style:text-properties style:text-position="0% 100%"/>
    </style:style>
    <style:style style:name="T17" style:family="text">
      <style:text-properties officeooo:rsid="0018f92b"/>
    </style:style>
    <style:style style:name="T18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ernindhold i ståluld</text:h>
      <text:h text:style-name="Heading_20_3" text:outline-level="3">Formål</text:h>
      <text:p text:style-name="Standard">At bestemme jernindholdet i ståluld ved en redoxtitrering med kaliumpermanganat - KMnO<text:span text:style-name="T1">4</text:span>.</text:p>
      <text:h text:style-name="Heading_20_3" text:outline-level="3">Teori </text:h>
      <text:p text:style-name="Standard">Ståluld består for en stor del af jern, men indeholder også nogle urenheder. Jernindholdet kan bestemmes ved, at man først opløser lidt ståluld (bortset fra urenhederne) i svovlsyre. Herved dannes jern(II)-ioner, Fe<text:span text:style-name="T5">2+</text:span>. </text:p>
      <text:p text:style-name="Standard"/>
      <text:p text:style-name="Standard">Indholdet af Fe<text:span text:style-name="T5">2+</text:span> titreres herefter med MnO<text:span text:style-name="T1">4</text:span><text:span text:style-name="T5">-</text:span>. Fe<text:span text:style-name="T5">2+</text:span> oxideres til Fe<text:span text:style-name="T5">3+</text:span> og MnO<text:span text:style-name="T1">4</text:span><text:span text:style-name="T5">-</text:span> reduceres til Mn<text:span text:style-name="T5">2+</text:span>.</text:p>
      <text:p text:style-name="Standard"/>
      <text:p text:style-name="Standard">MnO<text:span text:style-name="T1">4</text:span><text:span text:style-name="T5">-</text:span> har en intens violet farve og virker derfor selv som indikator. Først når alle Fe<text:span text:style-name="T5">2+</text:span> er oxideret (dvs. har nået ækvivalenspunktet), forbliver farven violet, idet MnO<text:span text:style-name="T1">4</text:span><text:span text:style-name="T5">-</text:span> ikke længere reduceres til Mn<text:span text:style-name="T5">2+</text:span>.</text:p>
      <text:h text:style-name="Heading_20_3" text:outline-level="3">Kemikalier og udstyr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" text:outline-level="3"><text:span text:style-name="T7">Udstyr</text:span><text:span text:style-name="T7"/></text:h>
          </table:table-cell>
          <table:table-cell table:style-name="Table1.A1" office:value-type="string">
            <text:h text:style-name="P2" text:outline-level="3"><text:span text:style-name="T7">Kemikalier</text:span><text:span text:style-name="T7"/></text:h>
          </table:table-cell>
          <table:table-cell table:style-name="Table1.A1" office:value-type="string">
            <text:h text:style-name="P2" text:outline-level="3"><text:span text:style-name="T7">Sikkerhed</text:span><text:span text:style-name="T7"/></text:h>
          </table:table-cell>
        </table:table-row>
        <table:table-row table:style-name="Table1.1">
          <table:table-cell table:style-name="Table1.A2" office:value-type="string">
            <text:p text:style-name="P5">Konisk kolbe - 250 mL</text:p>
            <text:p text:style-name="P5">Måleglas - 100 mL</text:p>
            <text:p text:style-name="P5">Glastragt</text:p>
            <text:p text:style-name="P5">Magnetomrører med magnet</text:p>
            <text:p text:style-name="P5">Burette</text:p>
            <text:p text:style-name="P5">Trefod med trådnet</text:p>
            <text:p text:style-name="P5">Bunsenbrænder</text:p>
            <text:p text:style-name="P5">Vægt</text:p>
          </table:table-cell>
          <table:table-cell table:style-name="Table1.B2" office:value-type="string">
            <text:p text:style-name="P5"><text:span text:style-name="T8">1 M H</text:span><text:span text:style-name="T2">2</text:span><text:span text:style-name="T8">SO</text:span><text:span text:style-name="T2">4</text:span><text:span text:style-name="T8"/></text:p>
            <text:p text:style-name="P5"><text:span text:style-name="T8">Ståluld</text:span><text:span text:style-name="T8"/></text:p>
            <text:p text:style-name="P6"/>
            <text:p text:style-name="P6"/>
            <text:p text:style-name="P6"/>
            <text:p text:style-name="P6"/>
            <text:p text:style-name="P5"><text:span text:style-name="T8">0.0200 M KMnO</text:span><text:span text:style-name="T2">4</text:span><text:span text:style-name="T8"/></text:p>
            <text:p text:style-name="P6"/>
          </table:table-cell>
          <table:table-cell table:style-name="Table1.C2" office:value-type="string">
            <text:p text:style-name="P5"><text:span text:style-name="T9">C, Ætsende</text:span> </text:p>
            <text:p text:style-name="P5">Brug handsker og sikkerhedsbriller</text:p>
            <text:p text:style-name="P5">Kommer stof på huden skylles straks med vand</text:p>
            <text:p text:style-name="P5">Kommer stof i øjnene skylles straks med øjenskylleflaske og læge kontaktes</text:p>
            <text:p text:style-name="P5"><text:span text:style-name="T9">Ingen</text:span>, men farver meget kraftig.</text:p>
            <text:p text:style-name="P5">Giver brune pletter på huden, som går væk i løbet af et døgn</text:p>
            <text:p text:style-name="P5"><text:span text:style-name="T9">Affald</text:span><text:span text:style-name="T11"/></text:p>
            <text:p text:style-name="P5"><text:span text:style-name="T10">Affald fra titreringen og rest i burette opsamles i dunk mærket Fe</text:span><text:span text:style-name="T6">2+</text:span><text:span text:style-name="T10"> / KMnO</text:span><text:span text:style-name="T3">4</text:span><text:span text:style-name="T10"/></text:p>
          </table:table-cell>
        </table:table-row>
      </table:table>
      <text:p text:style-name="Standard"/>
      <text:h text:style-name="Heading_20_3" text:outline-level="3"><text:soft-page-break/>Fremgangsmåde</text:h>
      <text:list text:style-name="WWNum18">
        <text:list-item>
          <text:p text:style-name="P3">Nulstil vægten med en konisk kolbe.</text:p>
        </text:list-item>
        <text:list-item>
          <text:p text:style-name="P7">Afvej ca. 0,1 g ståluld i den koniske kolbe. Noter den nøjagtige vægt med 4 decimaler.</text:p>
        </text:list-item>
        <text:list-item>
          <text:p text:style-name="P7">Tilsæt 60 ml 1 M svovlsyre.</text:p>
        </text:list-item>
        <text:list-item>
          <text:p text:style-name="P7">Anbring kolben i stinkskabet på en trefod med trådnet og opvarm med bunsenbrænder. Så snart væsken er ved at koge, tages kolben af trefoden og står i stinkskabet, indtil stålulden er opløst.</text:p>
        </text:list-item>
        <text:list-item>
          <text:p text:style-name="P7">En burette fyldes med kaliumpermanganant opløsning og nulstilles. Pas på ikke at spilde på tøj eller hud, da det farver. </text:p>
        </text:list-item>
        <text:list-item>
          <text:p text:style-name="P7">Når stålulden er opløst, titreres den varme jernopløsning. </text:p>
        </text:list-item>
        <text:list-item>
          <text:p text:style-name="P7">Ækvivalenspunktet er nået, når en svag violet farve af ikke forbrugt permanganat ses i kolben.</text:p>
        </text:list-item>
        <text:list-item>
          <text:p text:style-name="P7">Buretten skylles meget omhyggeligt efter brug. Affald i dunk.</text:p>
        </text:list-item>
        <text:list-item>
          <text:p text:style-name="P7">Aflæs det tilsatte volumen af KMnO<text:span text:style-name="T1">4</text:span> med 2 decimaler.</text:p>
        </text:list-item>
      </text:list>
      <text:h text:style-name="Heading_20_3" text:outline-level="3">Resultater</text:h>
      <text:p text:style-name="Standard">M<text:span text:style-name="T1">ståluld</text:span>= <text:span text:style-name="T15">0,1124</text:span> g</text:p>
      <text:p text:style-name="Standard">V<text:span text:style-name="T1">KMnO4</text:span>= <text:span text:style-name="T15">19,55</text:span> ml</text:p>
      <text:h text:style-name="Heading_20_3" text:outline-level="3">Resultatbehandling</text:h>
      <text:list xml:id="list3288408456" text:style-name="WWNum21">
        <text:list-item>
          <text:p text:style-name="P8">×5Opskriv reaktionsligningen for den første reaktion mellem ståluld og svovlsyre. Angiv oxidationstal for både reaktanter og produkter.</text:p>
        </text:list-item>
        <text:list-item>
          <text:p text:style-name="P4">Opskriv reaktionen i nedenstående beregningsskema. Udfyld tommer felter med kendte størrelser og kig herefter i spørgsmål 3 og 4, inden du beregner og indsætter beregnede størrelser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2">Fe</text:p>
          </table:table-cell>
          <table:table-cell table:style-name="Table2.A1" office:value-type="string">
            <text:p text:style-name="P12"><text:span text:style-name="T16">H</text:span><text:span text:style-name="T1">2</text:span><text:span text:style-name="T16">SO</text:span><text:span text:style-name="T4">4</text:span><text:span text:style-name="T16"> <text:s text:c="12"/>-&gt;</text:span></text:p>
          </table:table-cell>
          <table:table-cell table:style-name="Table2.A1" office:value-type="string">
            <text:p text:style-name="P12">Fe<text:span text:style-name="T16">SO</text:span><text:span text:style-name="T1">4</text:span></text:p>
          </table:table-cell>
          <table:table-cell table:style-name="Table2.A1" office:value-type="string">
            <text:p text:style-name="P12">H<text:span text:style-name="T1">2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2">m (g)</text:span><text:span text:style-name="T12"/></text:p>
          </table:table-cell>
          <table:table-cell table:style-name="Table2.A1" office:value-type="string">
            <text:p text:style-name="P12">0,1124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12">M (g/mol)</text:span><text:span text:style-name="T12"/></text:p>
          </table:table-cell>
          <table:table-cell table:style-name="Table2.A1" office:value-type="string">
            <text:p text:style-name="P15">55.85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12">C (mol/L)</text:span><text:span text:style-name="T12"/>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12">0,0001206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12">V (L)</text:span><text:span text:style-name="T12"/>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12">0.06</text:p>
          </table:table-cell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<text:span text:style-name="T12">n (mol)</text:span><text:span text:style-name="T12"/></text:p>
          </table:table-cell>
          <table:table-cell table:style-name="Table2.A1" office:value-type="string">
            <text:p text:style-name="P15">0.00201</text:p>
          </table:table-cell>
          <table:table-cell table:style-name="Table2.A1" office:value-type="string">
            <text:p text:style-name="P15">0.00201</text:p>
          </table:table-cell>
          <table:table-cell table:style-name="Table2.A1" office:value-type="string">
            <text:p text:style-name="P15">0.00201</text:p>
          </table:table-cell>
          <table:table-cell table:style-name="Table2.C2" office:value-type="string">
            <text:p text:style-name="P5"/>
          </table:table-cell>
        </table:table-row>
      </table:table>
      <text:p text:style-name="Standard"/>
      <text:list xml:id="list144855963117560" text:continue-numbering="true" text:style-name="WWNum21">
        <text:list-item>
          <text:p text:style-name="P8"><text:soft-page-break/>Beregn hvor mange mol jern, der er i den afvejede mængde ståluld, når det forudsættes at ståluld består af 100 % jern. Forklar herunder hvordan stofmængden af jern hænger sammen med stofmængden af jern(II)</text:p>
          <text:p text:style-name="P13">der er ikke nogen forskel</text:p>
        </text:list-item>
        <text:list-item>
          <text:p text:style-name="P8">Fortyndet svovlsyre indeholder 1 M H<text:span text:style-name="T1">2</text:span>SO<text:span text:style-name="T1">4</text:span> pr. liter. Der blev anvendt 60 ml af denne opløsning. </text:p>
        </text:list-item>
      </text:list>
      <text:p text:style-name="P9">a) Hvor mange mol svovlsyre er der tilsat?</text:p>
      <text:p text:style-name="P9">b) Er der tilsat ækvivalente mængder af svovlsyre og ståluld? Begrund svaret.</text:p>
      <text:list xml:id="list144855565769403" text:continue-numbering="true" text:style-name="WWNum21">
        <text:list-item>
          <text:p text:style-name="P8">Redegør for princippet i en redoxtitrering. <text:span text:style-name="T15">Noget med at man ser hvor meget af det ene stof bliver reageret med</text:span></text:p>
        </text:list-item>
        <text:list-item>
          <text:p text:style-name="P8">Opskriv redoxreaktionen mellem Fe<text:span text:style-name="T5">2+</text:span> og MnO<text:span text:style-name="T1">4</text:span><text:span text:style-name="T5">-</text:span>. Vis hvordan en redoxreaktion afstemmes. Få inspiration til reaktionen under teori til øvelsen på forsiden af vejledningen.</text:p>
          <text:list>
            <text:list-header>
              <text:p text:style-name="P13"><draw:frame draw:style-name="fr2" draw:name="Object1" text:anchor-type="as-char" svg:y="-0.861cm" svg:width="9.834cm" svg:height="1.57cm" draw:z-index="4"><draw:object xlink:href="./Object 1" xlink:type="simple" xlink:show="embed" xlink:actuate="onLoad"/><draw:image xlink:href="./ObjectReplacements/Object 1" xlink:type="simple" xlink:show="embed" xlink:actuate="onLoad"/></draw:frame></text:p>
            </text:list-header>
          </text:list>
        </text:list-item>
        <text:list-item>
          <text:p text:style-name="P8">Opskriv reaktionen i nedenstående beregningsskema og benyt skemaet til at besvare spørgsmål 8, 9, 10 og 11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2">5Fe<text:span text:style-name="T5">2+</text:span></text:p>
          </table:table-cell>
          <table:table-cell table:style-name="Table3.A1" office:value-type="string">
            <text:p text:style-name="P12">MnO<text:span text:style-name="T1">4</text:span><text:span text:style-name="T5">-</text:span></text:p>
          </table:table-cell>
          <table:table-cell table:style-name="Table3.A1" office:value-type="string">
            <text:p text:style-name="P12">8H<text:span text:style-name="T5">+</text:span></text:p>
          </table:table-cell>
          <table:table-cell table:style-name="Table3.A1" office:value-type="string">
            <text:p text:style-name="P12">5Fe<text:span text:style-name="T5">3+</text:span></text:p>
          </table:table-cell>
          <table:table-cell table:style-name="Table3.F1" office:value-type="string">
            <text:p text:style-name="P12">Mn<text:span text:style-name="T5">2+</text:span></text:p>
          </table:table-cell>
          <table:table-cell table:style-name="Table3.G1" office:value-type="string">
            <text:p text:style-name="P12">4H<text:span text:style-name="T1">2</text:span><text:span text:style-name="T16">O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13">m (g)</text:span><text:span text:style-name="T13"/></text:p>
          </table:table-cell>
          <table:table-cell table:style-name="Table3.A1" office:value-type="string">
            <text:p text:style-name="P10">0,562<text:span text:style-name="T14"/></text:p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<text:span text:style-name="T13">M (g/mol)</text:span><text:span text:style-name="T13"/></text:p>
          </table:table-cell>
          <table:table-cell table:style-name="Table3.A1" office:value-type="string">
            <text:p text:style-name="P15">55.85</text:p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<text:span text:style-name="T13">C (mol/L)</text:span><text:span text:style-name="T13"/></text:p>
          </table:table-cell>
          <table:table-cell table:style-name="Table3.C2" office:value-type="string">
            <text:p text:style-name="P5"/>
          </table:table-cell>
          <table:table-cell table:style-name="Table3.A1" office:value-type="string">
            <text:p text:style-name="P11">1605.56<text:span text:style-name="T14"/></text:p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<text:span text:style-name="T13">V (L)</text:span><text:span text:style-name="T13"/></text:p>
          </table:table-cell>
          <table:table-cell table:style-name="Table3.C2" office:value-type="string">
            <text:p text:style-name="P5"/>
          </table:table-cell>
          <table:table-cell table:style-name="Table3.A1" office:value-type="string">
            <text:p text:style-name="P11">0.01955<text:span text:style-name="T14"/></text:p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<text:span text:style-name="T13">n (mol)</text:span><text:span text:style-name="T13"/></text:p>
          </table:table-cell>
          <table:table-cell table:style-name="Table3.A1" office:value-type="string">
            <text:p text:style-name="P14">31.3877</text:p>
          </table:table-cell>
          <table:table-cell table:style-name="Table3.A1" office:value-type="string">
            <text:p text:style-name="P11">31.3877<text:span text:style-name="T14"/></text:p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</table:table>
      <text:p text:style-name="Standard"/>
      <text:list xml:id="list144856292403387" text:continue-numbering="true" text:style-name="WWNum21">
        <text:list-item>
          <text:p text:style-name="P8">Hvor mange mol MnO<text:span text:style-name="T1">4</text:span><text:span text:style-name="T5">-</text:span> er der tilsat?</text:p>
        </text:list-item>
        <text:list-item>
          <text:p text:style-name="P8">Hvad er molforholdet mellem Fe<text:span text:style-name="T5">2+</text:span> og MnO<text:span text:style-name="T1">4</text:span><text:span text:style-name="T5">-</text:span>? Kig på reaktionsligningen.</text:p>
        </text:list-item>
        <text:list-item>
          <text:p text:style-name="P8">Beregn stofmængden af Fe<text:span text:style-name="T5">2+</text:span>.</text:p>
        </text:list-item>
        <text:list-item>
          <text:p text:style-name="P8">Beregn jerns masse samt jernindholdet i ståluld (i masseprocent)</text:p>
        </text:list-item>
        <text:list-item>
          <text:p text:style-name="P8">Fejlkilder – hvilke kan du forestille dig og hvordan påvirker de dine resultater?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da" fo:country="DK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Times New Roman" fo:font-size="10pt" fo:language="da" fo:country="DK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Overskrift_20_3_20_Tegn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overskrift_20_4" style:display-name="overskrift 4" style:family="paragraph" style:parent-style-name="Standard" style:next-style-name="Standard">
      <style:text-properties style:font-name="Arial" fo:font-family="Arial" style:font-family-generic="swiss"/>
    </style:style>
    <style:style style:name="Endnote" style:family="paragraph" style:parent-style-name="Standard" style:class="extra">
      <style:paragraph-properties fo:line-height="100%" fo:orphans="0" fo:widows="0"/>
      <style:text-properties style:font-name="Courier New1" fo:font-family="'Courier New'" style:font-family-generic="swiss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verskrift_20_3_20_Tegn" style:display-name="Overskrift 3 Tegn" style:family="text" loext:linked-style-name="Heading_20_3">
      <style:text-properties style:font-name="Arial" fo:font-family="Arial" style:font-family-generic="swiss" fo:font-size="13pt" fo:language="da" fo:country="DK" fo:font-weight="bold" style:font-size-asian="13pt" style:language-asian="da" style:country-asian="DK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swis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1.752cm" fo:margin-left="0cm" fo:margin-right="0cm" fo:margin-top="1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Jernindhold i ståluld<text:tab/><text:tab/>Viborg tekniske gymnasium</text:p>
      </style:header>
      <style:footer>
        <text:p text:style-name="Footer"><draw:frame draw:style-name="Mfr1" draw:name="Frame2" text:anchor-type="paragraph" svg:y="0.002cm" draw:z-index="3"><draw:text-box fo:min-height="0cm" fo:min-width="0.041cm"><text:p text:style-name="MP1"><text:span text:style-name="page_20_number"><text:page-number text:select-page="current">4</text:page-number></text:span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mstilling af estere</dc:title>
    <meta:initial-creator>Sara Skovsende Mørk</meta:initial-creator>
    <meta:editing-cycles>6</meta:editing-cycles>
    <meta:print-date>2010-03-16T12:08:00</meta:print-date>
    <meta:creation-date>2023-04-19T06:52:00</meta:creation-date>
    <dc:date>2023-04-20T14:48:54.231572069</dc:date>
    <meta:editing-duration>PT1H43M39S</meta:editing-duration>
    <meta:generator>LibreOffice/7.5.2.2$Linux_X86_64 LibreOffice_project/50$Build-2</meta:generator>
    <meta:document-statistic meta:table-count="3" meta:image-count="0" meta:object-count="1" meta:page-count="4" meta:paragraph-count="96" meta:word-count="611" meta:character-count="3695" meta:non-whitespace-character-count="3181"/>
    <meta:user-defined meta:name="AppVersion">16.0000</meta:user-defined>
    <meta:user-defined meta:name="Company">Erhvervsuddannelsescenter Midt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F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+</mo>
              <msub>
                <mi mathvariant="italic">MnO</mi>
                <mn>4</mn>
              </msub>
            </mrow>
            <mrow>
              <mrow>
                <mo fence="true" form="prefix" stretchy="false">(</mo>
                <mrow>
                  <mi mathvariant="italic">aq</mi>
                </mrow>
                <mo fence="true" form="postfix" stretchy="false">)</mo>
              </mrow>
              <mo stretchy="false">+</mo>
              <mn>8</mn>
            </mrow>
            <msup>
              <mi>H</mi>
              <mrow>
                <mo stretchy="false">+</mo>
                <mrow/>
              </mrow>
            </msup>
            <mo stretchy="false">→</mo>
            <mn>5</mn>
            <msup>
              <mi mathvariant="italic">Fe</mi>
              <mrow>
                <mn>3</mn>
                <mo stretchy="false">+</mo>
                <mrow/>
              </mrow>
            </msup>
            <mrow>
              <mrow>
                <mo fence="true" form="prefix" stretchy="false">(</mo>
                <mrow>
                  <mi mathvariant="italic">aq</mi>
                </mrow>
                <mo fence="true" form="postfix" stretchy="false">)</mo>
              </mrow>
              <mo stretchy="false">+</mo>
              <msup>
                <mi mathvariant="italic">Mn</mi>
                <mrow>
                  <mn>2</mn>
                  <mo stretchy="false">+</mo>
                  <mrow/>
                </mrow>
              </msup>
            </mrow>
            <mrow>
              <mrow>
                <mo fence="true" form="prefix" stretchy="false">(</mo>
                <mrow>
                  <mi mathvariant="italic">aq</mi>
                </mrow>
                <mo fence="true" form="postfix" stretchy="false">)</mo>
              </mrow>
              <mo stretchy="false">+</mo>
              <mn>4</mn>
            </mrow>
            <msub>
              <mi>H</mi>
              <mn>2</mn>
            </msub>
            <mi>O</mi>
          </mrow>
        </mtd>
      </mtr>
      <mtr>
        <mtd>
          <mrow>
            <mi mathvariant="italic">Fe</mi>
            <mrow>
              <mi mathvariant="normal">:</mi>
              <mo stretchy="false">+</mo>
              <mn>2</mn>
            </mrow>
            <mrow>
              <mo stretchy="false">→</mo>
              <mo stretchy="false">+</mo>
              <mn>3</mn>
            </mrow>
            <mrow>
              <mi mathvariant="normal">:</mi>
              <mo stretchy="false">+</mo>
              <mn>5</mn>
            </mrow>
          </mrow>
        </mtd>
      </mtr>
      <mtr>
        <mtd>
          <mrow>
            <mi mathvariant="italic">Mn</mi>
            <mrow>
              <mi mathvariant="normal">:</mi>
              <mo stretchy="false">+</mo>
              <mn>7</mn>
            </mrow>
            <mrow>
              <mo stretchy="false">→</mo>
              <mo stretchy="false">+</mo>
              <mn>2</mn>
            </mrow>
            <mrow>
              <mi mathvariant="normal">:</mi>
              <mo stretchy="false">−</mo>
              <mn>5</mn>
            </mrow>
          </mrow>
        </mtd>
      </mtr>
    </mtable>
    <annotation encoding="StarMath 5.0">Fe (s) + MnO_4 (aq) + 8H^+{} -&gt; 5Fe^{3+{}} (aq) + Mn^{2+{}} (aq) + 4H_2 O

newline

Fe: +2 -&gt; +3 : +5

newline

Mn: +7 -&gt; +2 : -5</annotation>
  </semantics>
</math>
</file>